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application/xml" manifest:full-path="styles.xml"/>
  <manifest:file-entry manifest:media-type="image/png" manifest:full-path="Pictures/10000001000002A800000237E7071D763D08D9E1.png"/>
  <manifest:file-entry manifest:media-type="application/pdf" manifest:full-path="Pictures/10024FD60000407E00002711EA29D6D5A54C89DF.pdf"/>
  <manifest:file-entry manifest:media-type="application/pdf" manifest:full-path="Pictures/100438BE0000464800003A9A414D55D74C96BC61.pdf"/>
  <manifest:file-entry manifest:media-type="image/png" manifest:full-path="Pictures/10000001000002A800000237D0A525DA45E16499.png"/>
  <manifest:file-entry manifest:media-type="application/pdf" manifest:full-path="Pictures/100327660000464800003A9A58C124790A94AC82.pdf"/>
  <manifest:file-entry manifest:media-type="application/pdf" manifest:full-path="Pictures/1003C73B00002711000023245FF7FB204A7435BA.pdf"/>
  <manifest:file-entry manifest:media-type="image/png" manifest:full-path="Pictures/100000010000026100000180C4C1D1B53186EE6C.png"/>
  <manifest:file-entry manifest:media-type="image/png" manifest:full-path="Pictures/10000001000002700000017A1A277B166C97CD3A.png"/>
  <manifest:file-entry manifest:media-type="image/png" manifest:full-path="Pictures/100000010000017A0000015493469D12259D77D1.png"/>
  <manifest:file-entry manifest:media-type="application/pdf" manifest:full-path="Pictures/10086CA300003EF1000027B01C85C891785D8B56.pdf"/>
  <manifest:file-entry manifest:media-type="image/png" manifest:full-path="Thumbnails/thumbnail.png"/>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A Combinatorics Approach to Pattern Recognition of Bitarray Datastreams</text:p>
      <text:p text:style-name="Author">Theo Portlock</text:p>
      <text:h text:style-name="Heading_20_1" text:outline-level="1"><text:bookmark-start text:name="abstract"/>Abstract<text:bookmark-end text:name="abstract"/></text:h>
      <text:p text:style-name="First_20_paragraph">In our lives, we try to make decisions that increase the possiblity of moral outcomes. We judge others by their moral objectives and their adherance to them. Identifying, understanding, and mitigating the flaws of human thought process and decision making is essential for human progress. Despite much progress made in the field of artificial intelligence, a tool that makes better, more informed moral decisions than a human has not been developed and is the aim of this study. A novel approach that involves the field of combinatorics to bitarray datastreams with a likeness to the neuronal communication in the brain was developed to achieve these ends. The possibility of succeeding is incalcuable but increases with effort, time, and expertise. However, if good progress towards these aims are made, the consequences will pave the way for the future of a more moral society.</text:p>
      <text:h text:style-name="Heading_20_1" text:outline-level="1"><text:bookmark-start text:name="introduction"/>Introduction<text:bookmark-end text:name="introduction"/></text:h>
      <text:h text:style-name="Heading_20_2" text:outline-level="2"><text:bookmark-start text:name="morality"/>Morality<text:bookmark-end text:name="morality"/></text:h>
      <text:p text:style-name="First_20_paragraph">Morality is the principles that define right and wrong actions. A moral agent acts according to a moral system. Those moral systems can contain moral subsytems that they may chose or not. In a moral system, an event is considered morally good if its consequences increase the probability of a moral end.</text:p>
      <text:h text:style-name="Heading_20_3" text:outline-level="3"><text:bookmark-start text:name="moral-origins"/>Moral origins<text:bookmark-end text:name="moral-origins"/></text:h>
      <text:p text:style-name="First_20_paragraph">Moral systems can be descibed as natural or non-natural in origin. Natural morals are those that are installed without observation. A proportion of all moral agents will act randomly. Actions that are observed implies that those actions did not result in the death of the other individual. This filter ensures that random actions that result in death are not observed and are therefore not continued. Non-natural morals are those that are installed from observation.</text:p>
      <text:h text:style-name="Heading_20_3" text:outline-level="3"><text:bookmark-start text:name="moral-relationships---interaction-between-two-moral-systems"/>Moral relationships - Interaction between two moral systems<text:bookmark-end text:name="moral-relationships---interaction-between-two-moral-systems"/></text:h>
      <text:p text:style-name="First_20_paragraph">Moral ends vary between individuals. The morality of others and their moral compatibility can be only be predicted from a record of past actions. When individual moral agents interact, one of three possible interactions can be observed. Firstly, a Rejective interaction manifests as an assumption that each other’s actions are bad (-/-). Secondly, an Assymetric interaction is a consequence of the willingness of only one moral agent to encourage the others pursuit of their respective moral systemi (+/-). Lastly, an Acceptive interaction is the understanding that the ends described by a moral system converges to the point that their continued actions weighted by their estimated probability is similar to those actions taken by the moral system of another individual (+/+).</text:p>
      <text:h text:style-name="Heading_20_3" text:outline-level="3"><text:bookmark-start text:name="moral-consensus---majority-moral-opinion"/>Moral consensus - Majority moral opinion<text:bookmark-end text:name="moral-consensus---majority-moral-opinion"/></text:h>
      <text:p text:style-name="First_20_paragraph">An estimation of common "good" is essential for collective progress. The search for this consensus is done at a personal or a collective level when we vote, poll, or protest. An estimation of common "good" is also necessary for collective arbitration of an action; a field referred to as descriptive or comparative ethics. Once a consensus is established, the application of the golden rule, the principle of treating others as you wish to be treated, forms the basic principles of justice and social contract. Communication of intention can often be reciprocal, that is to say one individual has and understanding of the others understanding of your understanding (and so on). An understanding of the consequences of breaking this rule encourages the enforcement of a social contract. The lesser the amount of knowledge surrounding subject matter, the greater the room for reasonable disagreement. Factual consensus has no claim to moral authority.</text:p>
      <text:h text:style-name="Heading_20_3" text:outline-level="3"><text:bookmark-start text:name="moral-evolution---how-morality-changes-over-time"/>Moral evolution - How morality changes over time<text:bookmark-end text:name="moral-evolution---how-morality-changes-over-time"/></text:h>
      <text:p text:style-name="First_20_paragraph">Consensus morality changes over time. Although opinions of an action can be changed by a greater understanding of probabilities of consequences that arise after the action, morals are unaffected by facts. Moral re-evaluation is also possible through the revelation of inconsistencies. The cause of this can be due to incomplete data relating to a moral question or cognitive dissonance.</text:p>
      <text:h text:style-name="Heading_20_2" text:outline-level="2"><text:bookmark-start text:name="the-state-of-current-majority-moral-opinion"/>The state of current majority moral opinion<text:bookmark-end text:name="the-state-of-current-majority-moral-opinion"/></text:h>
      <text:p text:style-name="First_20_paragraph">Although the secularisation of western countries and adoption of enlightenment ideals is often considered a loss of moral congruency, the opposite is most likely as a consequence of interreligious moral alignment. Based on polling data, core moral principles include:</text:p>
      <text:h text:style-name="Heading_20_3" text:outline-level="3"><text:bookmark-start text:name="how-is-society-improving"/>How is society improving?<text:bookmark-end text:name="how-is-society-improving"/></text:h>
      <text:p text:style-name="First_20_paragraph">With respect to the current moral consensus, there has been significant moral progress<text:span text:style-name="T1">1</text:span>.</text:p>
      <text:h text:style-name="Heading_20_3" text:outline-level="3"><text:bookmark-start text:name="how-is-society-deteriorating"/>How is society deteriorating?<text:bookmark-end text:name="how-is-society-deteriorating"/></text:h>
      <text:h text:style-name="Heading_20_2" text:outline-level="2"><text:bookmark-start text:name="fallibilities-and-limitations-of-human-decision-making"/>Fallibilities and limitations of human decision making<text:bookmark-end text:name="fallibilities-and-limitations-of-human-decision-making"/></text:h>
      <text:p text:style-name="First_20_paragraph">In all humans there is a preinstalled moral operating system referred to as natural morality. This system has evolved to promote reproduction and survival. Consensus morality today is different from natural morality In order to supress these naturalistic urges and reverse these forms of societal deterioration, it is important to look at the origins. The pursuit of overcoming these urges is one which we should all share<text:span text:style-name="T1">2</text:span>.</text:p>
      <text:h text:style-name="Heading_20_3" text:outline-level="3"><text:bookmark-start text:name="bias-and-discrimination-misinformation-and-information-deficit"/>Bias and Discrimination, Misinformation, and Information deficit<text:bookmark-end text:name="bias-and-discrimination-misinformation-and-information-deficit"/></text:h>
      <text:h text:style-name="Heading_20_3" text:outline-level="3"><text:bookmark-start text:name="the-scale-of-human-computation"/>The scale of human computation<text:bookmark-end text:name="the-scale-of-human-computation"/></text:h>
      <text:p text:style-name="First_20_paragraph">With the advancements in electronic data storage, the availability of data brings with it the potential for more accurate predictive tools than any point previously. However, the current restraints of human computational load limits the rate at which these tools can be utilised.</text:p>
      <text:h text:style-name="Heading_20_2" text:outline-level="2"><text:bookmark-start text:name="alternative-decision-making-algorithms"/>Alternative decision making algorithms<text:bookmark-end text:name="alternative-decision-making-algorithms"/></text:h>
      <text:p text:style-name="First_20_paragraph">Computation makes decisions Currently, there has been no success in the construction of an artificial moral agent that mitigates the real issues in human moral decision making process.</text:p>
      <text:h text:style-name="Heading_20_3" text:outline-level="3"><text:bookmark-start text:name="deep-learning"/>Deep learning<text:bookmark-end text:name="deep-learning"/></text:h>
      <text:h text:style-name="Heading_20_3" text:outline-level="3"><text:bookmark-start text:name="htm"/>HTM<text:bookmark-end text:name="htm"/></text:h>
      <text:p text:style-name="First_20_paragraph">Numenta<text:span text:style-name="T1">3</text:span>, alpha go, etc</text:p>
      <text:h text:style-name="Heading_20_3" text:outline-level="3"><text:bookmark-start text:name="how-to-align-intelligent-systems-with-consensus-moral-beliefs"/>How to align intelligent systems with consensus moral beliefs<text:bookmark-end text:name="how-to-align-intelligent-systems-with-consensus-moral-beliefs"/></text:h>
      <text:p text:style-name="First_20_paragraph">As with humans, if an agent has greater intelligence then there is a greater importance that the agent has a moral system that aligns with the core values that supports the current majority moral opinion. Transparency of decision making process is cruicial for the public arbitration of artificial decision making algorithms&gt;</text:p>
      <text:h text:style-name="Heading_20_2" text:outline-level="2"><text:bookmark-start text:name="ai-safety-and-responsibility"/>AI safety and responsibility<text:bookmark-end text:name="ai-safety-and-responsibility"/></text:h>
      <text:h text:style-name="Heading_20_2" text:outline-level="2"><text:bookmark-start text:name="project-aims"/>Project aims<text:bookmark-end text:name="project-aims"/></text:h>
      <text:p text:style-name="First_20_paragraph">Current attempts have fallen short at achieving these ends and resulted in hyperspecific reward seeking behaviour. The aim of this study is to leverage the advancements of computing to create a system that will make more moral choices than those made by a human. Separate from traditional neural network architectures, Hirachical Temporal Memory (HTM) is a technique developed by Numenta that more closely resembles the connections between axons in the brain. In this study, the guiding principles of HTM combined with a novel system for self validation will be designed to evaluate <text:span text:style-name="T2">ab initio</text:span> learning of a new machine learning model. Python will be used principally for development, testing, and validation.</text:p>
      <text:h text:style-name="Heading_20_1" text:outline-level="1"><text:bookmark-start text:name="input"/>Input<text:bookmark-end text:name="input"/></text:h>
      <text:h text:style-name="Heading_20_2" text:outline-level="2"><text:bookmark-start text:name="sources-of-data"/>Sources of data<text:bookmark-end text:name="sources-of-data"/></text:h>
      <text:h text:style-name="Heading_20_2" text:outline-level="2"><text:bookmark-start text:name="binary-conversion"/>Binary conversion<text:bookmark-end text:name="binary-conversion"/></text:h>
      <text:h text:style-name="Heading_20_2" text:outline-level="2"><text:bookmark-start text:name="sparcity"/>Sparcity<text:bookmark-end text:name="sparcity"/></text:h>
      <text:h text:style-name="Heading_20_2" text:outline-level="2"><text:bookmark-start text:name="tandem-data-input"/>Tandem data input<text:bookmark-end text:name="tandem-data-input"/></text:h>
      <text:h text:style-name="Heading_20_1" text:outline-level="1"><text:bookmark-start text:name="output"/>Output<text:bookmark-end text:name="output"/></text:h>
      <text:h text:style-name="Heading_20_2" text:outline-level="2"><text:bookmark-start text:name="how-are-decisions-made"/>How are decisions made<text:bookmark-end text:name="how-are-decisions-made"/></text:h>
      <text:p text:style-name="First_20_paragraph">Decision field theory is a method of mathematically modelling the change in utility when comparing multiple choices<text:span text:style-name="T1">4</text:span>. Currently, machines do not act this way.</text:p>
      <text:h text:style-name="Heading_20_2" text:outline-level="2"><text:bookmark-start text:name="the-random-pianist-method"/>The random-pianist method<text:bookmark-end text:name="the-random-pianist-method"/></text:h>
      <text:h text:style-name="Heading_20_2" text:outline-level="2"><text:bookmark-start text:name="the-upgrade-workflow"/>The Upgrade workflow<text:bookmark-end text:name="the-upgrade-workflow"/></text:h>
      <text:p text:style-name="First_20_paragraph">No delayed combinations only reinforce if you see it muliple times I = input that does not result from an action A = input that results from an action R = random input (or choice of previous set: pseudorandom) [] = combination expansion Both the action and the actions effects should be recognised by combinations</text:p>
      <text:p text:style-name="Text_20_body">I1, R1 –&gt; A1[I1, R1] I2, A1, R2 –&gt; A2[I2, A1, R2] I3, A2, R3 –&gt; A3[I3, A2, R3] I4, A3, R4 –&gt; A4[I4, A3, R4]</text:p>
      <text:p text:style-name="Text_20_body">Aims: 1: Learn actions from inputs 2: Decrease entropy from the UEI 3: Learn inputs from inputs</text:p>
      <text:p text:style-name="Text_20_body">Whats being combined for each timepoint: Random doping I1, R1 I2, R2, A1[I1, R1] I3, R3, A2[I2, R2, A1[I1, R1]] ...</text:p>
      <text:p text:style-name="Text_20_body">actions included I1, A1 I2, A1(I1) I3, A2(I2), A2(A1(I1)), A2(I2 + A1(T1))</text:p>
      <text:p text:style-name="Text_20_body">W/O random doping I1 I2, A1[I1] I3, A2[I2, A1[I1]] ...</text:p>
      <text:p text:style-name="Text_20_body">expanded W/O random doping I1 I2, A1(I1) I3, A2(I2), A2(A1(I1)), A2(I2 + A1(T1)) ...</text:p>
      <text:p text:style-name="Text_20_body">translated: new input the action resulting from the second input the action resulting from the action resulting from the first input the action resulting from a combination of the second input and the action resulting from the first input</text:p>
      <text:p text:style-name="Text_20_body">R1, I1, A1</text:p>
      <text:h text:style-name="Heading_20_1" text:outline-level="1"><text:bookmark-start text:name="memory"/>Memory<text:bookmark-end text:name="memory"/></text:h>
      <text:h text:style-name="Heading_20_2" text:outline-level="2"><text:bookmark-start text:name="classical-combinatorics"/>Classical combinatorics<text:bookmark-end text:name="classical-combinatorics"/></text:h>
      <text:h text:style-name="Heading_20_2" text:outline-level="2"><text:bookmark-start text:name="the-combination-problem-of-scale"/>The combination problem of scale<text:bookmark-end text:name="the-combination-problem-of-scale"/></text:h>
      <text:h text:style-name="Heading_20_2" text:outline-level="2"><text:bookmark-start text:name="slicing-the-combinations-array"/>Slicing the combinations array<text:bookmark-end text:name="slicing-the-combinations-array"/></text:h>
      <text:h text:style-name="Heading_20_3" text:outline-level="3"><text:bookmark-start text:name="combinations-of-combinations"/>Combinations of combinations<text:bookmark-end text:name="combinations-of-combinations"/></text:h>
      <text:h text:style-name="Heading_20_2" text:outline-level="2"><text:bookmark-start text:name="storage"/>Storage<text:bookmark-end text:name="storage"/></text:h>
      <text:h text:style-name="Heading_20_2" text:outline-level="2"><text:bookmark-start text:name="prediction"/>Prediction<text:bookmark-end text:name="prediction"/></text:h>
      <text:h text:style-name="Heading_20_2" text:outline-level="2"><text:bookmark-start text:name="persistance-of-activation"/>Persistance of activation<text:bookmark-end text:name="persistance-of-activation"/></text:h>
      <text:h text:style-name="Heading_20_2" text:outline-level="2"><text:bookmark-start text:name="edge-contraction"/>Edge contraction<text:bookmark-end text:name="edge-contraction"/></text:h>
      <text:h text:style-name="Heading_20_2" text:outline-level="2"><text:bookmark-start text:name="delay-function"/>Delay function<text:bookmark-end text:name="delay-function"/></text:h>
      <text:h text:style-name="Heading_20_2" text:outline-level="2"><text:bookmark-start text:name="transfer-and-storage"/>Transfer and Storage<text:bookmark-end text:name="transfer-and-storage"/></text:h>
      <text:h text:style-name="Heading_20_2" text:outline-level="2"><text:bookmark-start text:name="memory-merging"/>Memory merging<text:bookmark-end text:name="memory-merging"/></text:h>
      <text:h text:style-name="Heading_20_1" text:outline-level="1"><text:bookmark-start text:name="runtime"/>Runtime<text:bookmark-end text:name="runtime"/></text:h>
      <text:h text:style-name="Heading_20_2" text:outline-level="2"><text:bookmark-start text:name="chapter-introduction"/>Chapter introduction<text:bookmark-end text:name="chapter-introduction"/></text:h>
      <text:h text:style-name="Heading_20_1" text:outline-level="1"><text:bookmark-start text:name="testing"/>Testing<text:bookmark-end text:name="testing"/></text:h>
      <text:h text:style-name="Heading_20_2" text:outline-level="2"><text:bookmark-start text:name="chapter-introduction-1"/>Chapter introduction<text:bookmark-end text:name="chapter-introduction-1"/></text:h>
      <text:p text:style-name="First_20_paragraph">This chapter will focus on some of the more well known problems that face current machine learning models. As opposed to traditional testing nomenclature in software design (unit testing, integration testing), I will refer to all forms of experimentation as testing (such as Turing testing).</text:p>
      <text:h text:style-name="Heading_20_2" text:outline-level="2"><text:bookmark-start text:name="test-1---parrot"/>Test 1 - Parrot<text:bookmark-end text:name="test-1---parrot"/></text:h>
      <text:h text:style-name="Heading_20_2" text:outline-level="2"><text:bookmark-start text:name="test-2---mathematics"/>Test 2 - Mathematics<text:bookmark-end text:name="test-2---mathematics"/></text:h>
      <text:h text:style-name="Heading_20_3" text:outline-level="3"><text:bookmark-start text:name="truefalse"/>True/False<text:bookmark-end text:name="truefalse"/></text:h>
      <text:h text:style-name="Heading_20_3" text:outline-level="3"><text:bookmark-start text:name="addition"/>Addition<text:bookmark-end text:name="addition"/></text:h>
      <text:h text:style-name="Heading_20_3" text:outline-level="3"><text:bookmark-start text:name="sine-prediction"/>Sine prediction<text:bookmark-end text:name="sine-prediction"/></text:h>
      <text:h text:style-name="Heading_20_3" text:outline-level="3"><text:bookmark-start text:name="modelling-and-the-stock-market"/>Modelling and the stock market<text:bookmark-end text:name="modelling-and-the-stock-market"/></text:h>
      <text:h text:style-name="Heading_20_2" text:outline-level="2"><text:bookmark-start text:name="test-3---natural-language-modelling"/>Test 3 - Natural language modelling<text:bookmark-end text:name="test-3---natural-language-modelling"/></text:h>
      <text:h text:style-name="Heading_20_3" text:outline-level="3"><text:bookmark-start text:name="text-prediction"/>Text prediction<text:bookmark-end text:name="text-prediction"/></text:h>
      <text:h text:style-name="Heading_20_2" text:outline-level="2"><text:bookmark-start text:name="test-4---sound-signal-processing"/>Test 4 - Sound signal processing<text:bookmark-end text:name="test-4---sound-signal-processing"/></text:h>
      <text:h text:style-name="Heading_20_3" text:outline-level="3"><text:bookmark-start text:name="voice-recognition"/>Voice recognition<text:bookmark-end text:name="voice-recognition"/></text:h>
      <text:h text:style-name="Heading_20_2" text:outline-level="2"><text:bookmark-start text:name="test-5---image-classification"/>Test 5 - Image classification<text:bookmark-end text:name="test-5---image-classification"/></text:h>
      <text:h text:style-name="Heading_20_3" text:outline-level="3"><text:bookmark-start text:name="breast-cancer-tissue-classification"/>Breast cancer tissue classification<text:bookmark-end text:name="breast-cancer-tissue-classification"/></text:h>
      <text:section text:name="refs">
        <text:section text:name="ref-pinker2011better">
          <text:p text:style-name="First_20_paragraph">1. Pinker, S. <text:span text:style-name="T2">The better angels of our nature: The decline of violence in history and its causes</text:span>. (Penguin uk, 2011).</text:p>
        </text:section>
        <text:section text:name="ref-nietzsche1968will">
          <text:p text:style-name="Text_20_body">2. Nietzsche, F. <text:span text:style-name="T2">The will to power</text:span>. (Vintage, 1968).</text:p>
        </text:section>
        <text:section text:name="ref-numentahome">
          <text:p text:style-name="Text_20_body">3. Numenta, N. H. Home page, numenta inc, 2007.</text:p>
        </text:section>
        <text:section text:name="ref-busemeyer2002survey">
          <text:p text:style-name="Text_20_body">4. Busemeyer, J. R. &amp; Diederich, A. Survey of decision field theory. <text:span text:style-name="T2">Mathematical Social Sciences</text:span> <text:span text:style-name="T3">43</text:span>, 345–370 (2002).</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GB" style:letter-kerning="false" style:font-name-asian="Arial1" style:font-size-asian="11pt" style:language-asian="ja" style:country-asian="JP"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ja" style:country-asian="JP"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ja" style:country-asian="JP"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Title" style:family="paragraph" style:parent-style-name="Standard" style:next-style-name="Standard" style:class="chapter">
      <style:paragraph-properties fo:keep-together="always" fo:keep-with-next="always"/>
      <style:text-properties fo:font-weight="bold" style:font-weight-asian="bold" style:font-weight-complex="bold"/>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Revision"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ja" style:country-asian="JP"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Quote" style:family="paragraph" style:parent-style-name="Standard" style:next-style-name="Standard" loext:linked-style-name="Quote_20_Char">
      <style:paragraph-properties fo:margin-left="1.524cm" fo:margin-right="1.524cm" fo:margin-top="0.353cm" fo:margin-bottom="0.353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style:text-properties fo:color="#4f81bd"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text-indent="0cm" style:auto-text-indent="false"/>
    </style:style>
    <style:style style:name="Endnote" style:family="paragraph" style:parent-style-name="Standard" loext:linked-style-name="Endnote_20_Text_20_Char" style:class="extra">
      <style:paragraph-properties fo:margin-top="0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paragraph-properties fo:margin-top="0cm" fo:margin-bottom="0cm" style:contextual-spacing="false"/>
      <style:text-properties fo:font-size="10pt" style:font-size-asian="10pt" style:font-size-complex="10pt"/>
    </style:style>
    <style:style style:name="Header" style:family="paragraph" style:parent-style-name="Standard" loext:linked-style-name="Header_20_Char"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f0"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Source_20_Code" style:display-name="Source Code" style:family="paragraph" style:parent-style-name="Standard"/>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fo:language="en" fo:country="GB"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language="en" fo:country="GB" fo:font-weight="bold" style:font-size-asian="10pt" style:font-weight-asian="bold" style:font-size-complex="10pt" style:font-weight-complex="bold"/>
    </style:style>
    <style:style style:name="Heading_20_7_20_Char" style:display-name="Heading 7 Char" style:family="text" style:parent-style-name="Default_20_Paragraph_20_Font" loext:linked-style-name="Heading_20_7">
      <style:text-properties fo:color="#243f60" loext:opacity="100%" style:font-name="Calibri" fo:font-family="Calibri" style:font-family-generic="roman" style:font-pitch="variable" fo:language="en" fo:country="GB"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fo:font-family="Calibri" style:font-family-generic="roman" style:font-pitch="variable" fo:font-size="10.5pt" fo:language="en" fo:country="GB"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Calibri" fo:font-family="Calibri" style:font-family-generic="roman" style:font-pitch="variable" fo:font-size="10.5pt" fo:language="en" fo:country="GB"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Quote_20_Char" style:display-name="Quote Char" style:family="text" style:parent-style-name="Default_20_Paragraph_20_Font" loext:linked-style-name="Quote">
      <style:text-properties fo:color="#404040" loext:opacity="100%" fo:language="en" fo:country="GB"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language="en" fo:country="GB" fo:font-style="italic" style:font-style-asian="italic" style:font-style-complex="italic"/>
    </style:style>
    <style:style style:name="Endnote_20_Text_20_Char" style:display-name="Endnote Text Char" style:family="text" style:parent-style-name="Default_20_Paragraph_20_Font" loext:linked-style-name="Endnote">
      <style:text-properties fo:font-size="10pt" fo:language="en" fo:country="GB" style:font-size-asian="10pt" style:font-size-complex="10pt"/>
    </style:style>
    <style:style style:name="Footer_20_Char" style:display-name="Footer Char" style:family="text" style:parent-style-name="Default_20_Paragraph_20_Font" loext:linked-style-name="Footer">
      <style:text-properties fo:language="en" fo:country="GB"/>
    </style:style>
    <style:style style:name="Footnote_20_Text_20_Char" style:display-name="Footnote Text Char" style:family="text" style:parent-style-name="Default_20_Paragraph_20_Font" loext:linked-style-name="Footnote">
      <style:text-properties fo:font-size="10pt" fo:language="en" fo:country="GB" style:font-size-asian="10pt" style:font-size-complex="10pt"/>
    </style:style>
    <style:style style:name="Header_20_Char" style:display-name="Header Char" style:family="text" style:parent-style-name="Default_20_Paragraph_20_Font" loext:linked-style-name="Header">
      <style:text-properties fo:language="en" fo:country="GB"/>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cf01"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f21" style:family="text" style:parent-style-name="Default_20_Paragraph_20_Font">
      <style:text-properties style:font-name="Segoe UI" fo:font-family="'Segoe UI'" style:font-family-generic="roman" style:font-pitch="variable" fo:font-size="9pt" fo:font-style="italic" style:font-size-asian="9pt" style:font-style-asian="italic" style:font-name-complex="Segoe UI1" style:font-family-complex="'Segoe UI'" style:font-family-generic-complex="system" style:font-pitch-complex="variable" style:font-size-complex="9pt" style:font-style-complex="italic"/>
    </style:style>
    <style:style style:name="Line_20_numbering" style:display-name="Line numbering" style:family="text"/>
    <style:style style:name="KeywordTok" style:family="text">
      <style:text-properties fo:color="#007020" loext:opacity="100%" fo:font-weight="bold" style:font-weight-asian="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font-weight-asian="bold"/>
    </style:style>
    <style:style style:name="CommentTok" style:family="text">
      <style:text-properties fo:color="#60a0b0" loext:opacity="100%" fo:font-style="italic" style:font-style-asian="italic"/>
    </style:style>
    <style:style style:name="DocumentationTok" style:family="text">
      <style:text-properties fo:color="#ba2121" loext:opacity="100%" fo:font-style="italic" style:font-style-asian="italic"/>
    </style:style>
    <style:style style:name="AnnotationTok" style:family="text">
      <style:text-properties fo:color="#60a0b0" loext:opacity="100%" fo:font-style="italic" fo:font-weight="bold" style:font-style-asian="italic" style:font-weight-asian="bold"/>
    </style:style>
    <style:style style:name="CommentVarTok" style:family="text">
      <style:text-properties fo:color="#60a0b0" loext:opacity="100%" fo:font-style="italic" fo:font-weight="bold" style:font-style-asian="italic" style:font-weight-asian="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font-weight-asian="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font-style-asian="italic" style:font-weight-asian="bold"/>
    </style:style>
    <style:style style:name="WarningTok" style:family="text">
      <style:text-properties fo:color="#60a0b0" loext:opacity="100%" fo:font-style="italic" fo:font-weight="bold" style:font-style-asian="italic" style:font-weight-asian="bold"/>
    </style:style>
    <style:style style:name="AlertTok" style:family="text">
      <style:text-properties fo:color="#ff0000" loext:opacity="100%" fo:font-weight="bold" style:font-weight-asian="bold"/>
    </style:style>
    <style:style style:name="ErrorTok" style:family="text">
      <style:text-properties fo:color="#ff0000" loext:opacity="100%" fo:font-weight="bold" style:font-weight-asian="bold"/>
    </style:style>
    <style:style style:name="NormalTok" style:family="text"/>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text:style-name="ListLabel_20_19"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353cm" style:contextual-spacing="false" fo:line-height="150%" fo:text-align="start" style:justify-single-word="false" fo:orphans="2" fo:widows="2" style:writing-mode="lr-tb"/>
    </style:style>
    <style:style style:name="MP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style:footer>
    </style:master-page>
    <style:master-page style:name="First_20_Page" style:display-name="First Page" style:page-layout-name="Mpm2" draw:style-name="Mdp1" style:next-style-name="Standard">
      <style:header>
        <text:p text:style-name="MP1"/>
      </style:header>
      <style:footer>
        <text:p text:style-name="MP2" loext:marker-style-name="MT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6</meta:generator>
    <dc:title>A Combinatorics Approach to Pattern Recognition of Bitarray Datastreams</dc:title>
    <dc:description/>
    <dc:subject/>
    <meta:keyword/>
    <meta:initial-creator>Theo Portlock</meta:initial-creator>
    <dc:creator>Theo Portlock</dc:creator>
    <meta:creation-date>2023-12-16T21:22:08Z</meta:creation-date>
    <dc:date>2023-12-16T21:22:08Z</dc:date>
    <meta:user-defined meta:name="autoEqnLabels" meta:value-type="string">False</meta:user-defined>
    <meta:user-defined meta:name="autoSectionLabels" meta:value-type="string">False</meta:user-defined>
    <meta:user-defined meta:name="bibliography" meta:value-type="string">library.bib</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natur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